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tham SSm A" svg:font-family="'Gotham SSm A', 'Gotham SSm B', HelveticaNeue, 'Helvetica Neue', Helvetica, Arial, 'Lucida Grande', sans-serif"/>
    <style:font-face style:name="Helvetica Neue" svg:font-family="'Helvetica Neue'"/>
    <style:font-face style:name="Menlo" svg:font-family="Menlo, Monaco, Consolas, 'Courier New', monospace"/>
    <style:font-face style:name="Times" svg:font-family="Times"/>
    <style:font-face style:name="Times New Roman" svg:font-family="'Times New Roman'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 style:line-spacing="0.0138in"/>
      <style:text-properties fo:color="#353535" style:font-name="Helvetica Neue" fo:font-size="12pt"/>
    </style:style>
    <style:style style:name="P3" style:family="paragraph" style:parent-style-name="Standard">
      <style:paragraph-properties style:line-spacing="0.0138in"/>
      <style:text-properties fo:color="#dca10d" style:font-name="Helvetica Neue" fo:font-size="12pt"/>
    </style:style>
    <style:style style:name="P4" style:family="paragraph" style:parent-style-name="Standard">
      <style:paragraph-properties style:line-spacing="0.0138in"/>
      <style:text-properties fo:color="#dca10d" style:font-name="Helvetica Neue" fo:font-size="12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333447" style:font-name="Gotham SSm A" fo:font-size="10.5pt" fo:letter-spacing="normal" fo:font-style="normal" fo:font-weight="normal"/>
    </style:style>
    <style:style style:name="T2" style:family="text">
      <style:text-properties fo:font-variant="normal" fo:text-transform="none" fo:color="#ff00bf" style:text-line-through-style="none" style:font-name="Gotham SSm A" fo:font-size="10.5pt" fo:letter-spacing="normal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bd4147" style:font-name="Menlo" fo:font-size="9pt" fo:letter-spacing="normal" fo:font-style="normal" fo:font-weight="normal"/>
    </style:style>
    <style:style style:name="T4" style:family="text">
      <style:text-properties fo:font-variant="normal" fo:text-transform="none" fo:color="#bd4147" style:font-name="Menlo" fo:font-size="9pt" fo:letter-spacing="normal" fo:font-style="normal" fo:font-weight="normal" fo:background-color="#f7f7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KEYS</text:p>
      <text:p text:style-name="P1"/>
      <text:p text:style-name="P2">weather underground 5ucc355!</text:p>
      <text:p text:style-name="P2">API KEY: 050cc66bcd917a79</text:p>
      <text:p text:style-name="P3"><text:a xlink:type="simple" xlink:href="https://www.wunderground.com/weather/api/d/docs" text:style-name="Internet_20_link" text:visited-style-name="Visited_20_Internet_20_Link">https://www.wunderground.com/weather/api/d/docs</text:a></text:p>
      <text:p text:style-name="P2"/>
      <text:p text:style-name="P2">Ticketmaster</text:p>
      <text:p text:style-name="P3"><text:a xlink:type="simple" xlink:href="https://app.ticketmaster.com/discovery/v2/events.json?apikey=xk2KuXCdtzC0ssvGGZAk2ysiqOtl0dd1" text:style-name="Internet_20_link" text:visited-style-name="Visited_20_Internet_20_Link">https://app.ticketmaster.com/discovery/v2/events.json?apikey=xk2KuXCdtzC0ssvGGZAk2ysiqOtl0dd1</text:a></text:p>
      <text:p text:style-name="P2"/>
      <text:p text:style-name="P3"><text:a xlink:type="simple" xlink:href="http://developer.ticketmaster.com/products-and-docs/apis/discovery-api/v2/" text:style-name="Internet_20_link" text:visited-style-name="Visited_20_Internet_20_Link">http://developer.ticketmaster.com/products-and-docs/apis/discovery-api/v2/</text:a></text:p>
      <text:p text:style-name="P3"/>
      <text:p text:style-name="P3">Zac's Keys</text:p>
      <text:p text:style-name="P3">AIzaSyDM1BtFnoh45dzTewK-yFSOITUItTJz5Q8</text:p>
      <text:p text:style-name="Standard"/>
      <text:p text:style-name="Standard">LYFT</text:p>
      <text:p text:style-name="P5"><text:span text:style-name="T1">Client Token: </text:span><text:span text:style-name="T3">tvjbdnjpKyIECwh4e7WpykPt+aPqWowk017Nkgz5aL+n631wZ3bqGN3MugCEk7jMM9NBhQWm0UbSFjJ9oUNcO7ve9X9aCKg4WCHhFJTrx9n3nKa9DnLG8aA=</text:span><text:span text:style-name="T1"> </text:span></text:p>
      <text:p text:style-name="P5"><text:span text:style-name="T1"/></text:p>
      <text:p text:style-name="P6"><text:span text:style-name="T1">Client Secret: </text:span><text:span text:style-name="T3">cCPx6L26yBGmKHvHMJeFNbWz66tR_6gf</text:span><text:span text:style-name="T1"> </text:span></text:p>
      <text:p text:style-name="P5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tham SSm A" svg:font-family="'Gotham SSm A', 'Gotham SSm B', HelveticaNeue, 'Helvetica Neue', Helvetica, Arial, 'Lucida Grande', sans-serif"/>
    <style:font-face style:name="Helvetica Neue" svg:font-family="'Helvetica Neue'"/>
    <style:font-face style:name="Menlo" svg:font-family="Menlo, Monaco, Consolas, 'Courier New', monospace"/>
    <style:font-face style:name="Times" svg:font-family="Times"/>
    <style:font-face style:name="Times New Roman" svg:font-family="'Times New Roman'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Zac Copeland</meta:initial-creator>
    <dc:date>2017-08-10T01:49:43.54</dc:date>
    <dc:creator>Zac Copeland</dc:creator>
    <meta:editing-duration>PT1M22S</meta:editing-duration>
    <meta:editing-cycles>2</meta:editing-cycles>
    <meta:document-statistic meta:table-count="0" meta:image-count="0" meta:object-count="0" meta:page-count="1" meta:paragraph-count="12" meta:word-count="22" meta:character-count="523"/>
  </office:meta>
</office:document-meta>
</file>